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DejaVu Serif', serif"/>
    <style:font-face style:name="Josefin Sans" svg:font-family="'Josefin Sans', serif"/>
    <style:font-face style:name="Verdana" svg:font-family="Verdana, Tahoma, 'DejaVu Sans', sans-serif"/>
    <style:font-face style:name="europa" svg:font-family="europa, pt-sans, 'Lucida Grande', 'Lucida Sans Unicode', 'Lucida Sans', Geneva, Verdana, sans-serif"/>
    <style:font-face style:name="pt-sans" svg:font-family="pt-sans,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a07" officeooo:paragraph-rsid="001bca07"/>
    </style:style>
    <style:style style:name="P2" style:family="paragraph" style:parent-style-name="Standard">
      <style:text-properties fo:text-transform="uppercase" fo:color="#393939" style:font-name="Josefin Sans" fo:font-size="12pt" fo:letter-spacing="normal" fo:font-style="normal" fo:font-weight="bold" officeooo:rsid="001bca07" officeooo:paragraph-rsid="001bca07" loext:padding="0in" loext:border="none"/>
    </style:style>
    <style:style style:name="P3" style:family="paragraph" style:parent-style-name="Text_20_body">
      <style:text-properties fo:font-variant="normal" fo:text-transform="none" fo:color="#000000" style:font-name="pt-sans" fo:letter-spacing="normal" fo:font-style="normal" fo:font-weight="bold"/>
    </style:style>
    <style:style style:name="P4" style:family="paragraph" style:parent-style-name="Text_20_body">
      <style:paragraph-properties fo:margin-left="0in" fo:margin-right="0in" fo:margin-top="0in" fo:margin-bottom="0.0972in" loext:contextual-spacing="false" fo:line-height="150%" fo:orphans="2" fo:widows="2" fo:text-indent="0in" style:auto-text-indent="false"/>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93939" style:font-name="Georgia" fo:font-size="12pt" fo:letter-spacing="normal" fo:font-style="normal" fo:font-weight="normal"/>
    </style:style>
    <style:style style:name="P7" style:family="paragraph" style:parent-style-name="Heading_20_2">
      <style:text-properties fo:font-variant="normal" fo:text-transform="none" fo:color="#000000" style:font-name="europa" fo:letter-spacing="normal" fo:font-style="normal" fo:font-weight="bold"/>
    </style:style>
    <style:style style:name="P8" style:family="paragraph" style:parent-style-name="Heading_20_3">
      <style:text-properties fo:font-variant="normal" fo:text-transform="none" fo:color="#000000" style:font-name="pt-sans" fo:letter-spacing="normal" fo:font-style="normal" fo:font-weight="bold"/>
    </style:style>
    <style:style style:name="T1" style:family="text">
      <style:text-properties fo:font-variant="normal" fo:text-transform="none" fo:color="#000000" style:font-name="pt-sans" fo:font-size="12pt" fo:letter-spacing="normal" fo:font-style="normal" fo:font-weight="bold"/>
    </style:style>
    <style:style style:name="T2" style:family="text">
      <style:text-properties fo:font-variant="normal" fo:text-transform="none" fo:color="#000000" style:font-name="pt-sans" fo:font-size="12pt" fo:letter-spacing="normal" fo:font-style="normal" fo:font-weight="normal"/>
    </style:style>
    <style:style style:name="T3" style:family="text">
      <style:text-properties fo:font-variant="normal" fo:text-transform="none" fo:color="#80818b" style:font-name="pt-sans" fo:font-size="12pt" fo:letter-spacing="normal" fo:font-style="normal" fo:font-weight="normal" fo:background-color="transparent" loext:char-shading-value="0"/>
    </style:style>
    <style:style style:name="T4" style:family="text">
      <style:text-properties fo:font-variant="normal" fo:text-transform="none" fo:color="#393939" style:font-name="Georgia" fo:font-size="12pt" fo:letter-spacing="normal" fo:font-style="normal" fo:font-weight="normal"/>
    </style:style>
    <style:style style:name="T5" style:family="text">
      <style:text-properties fo:font-variant="normal" fo:text-transform="none" fo:color="#393939" style:font-name="Georgia" fo:font-size="12pt" fo:letter-spacing="normal" fo:font-style="normal"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Lower Body Exercises</text:h>
      <text:p text:style-name="P3"/>
      <text:h text:style-name="P8" text:outline-level="3">Reverse Lunges</text:h>
      <text:p text:style-name="P4"><text:span text:style-name="Strong_20_Emphasis"><text:span text:style-name="T1">Targets:</text:span></text:span><text:span text:style-name="T2"> Quads, hamstrings, glutes, core</text:span></text:p>
      <text:p text:style-name="P4"><text:span text:style-name="Strong_20_Emphasis"><text:span text:style-name="T1">How to:</text:span></text:span><text:span text:style-name="T2"> Begin standing with your feet hip-width apart, hands on your hips </text:span><text:span text:style-name="Strong_20_Emphasis"><text:span text:style-name="T1">(a)</text:span></text:span><text:span text:style-name="T2">. Shift your weight onto your left leg and step your right leg straight behind you </text:span><text:span text:style-name="Strong_20_Emphasis"><text:span text:style-name="T1">(b)</text:span></text:span><text:span text:style-name="T2">. Lower directly downwards until your front and back knees are at 90-degree angles. Hold for one second </text:span><text:span text:style-name="Strong_20_Emphasis"><text:span text:style-name="T1">(c)</text:span></text:span><text:span text:style-name="T2">. Next, engage your left thigh and push off your right leg, coming back to a neutral, standing position </text:span><text:span text:style-name="Strong_20_Emphasis"><text:span text:style-name="T1">(d)</text:span></text:span><text:span text:style-name="T2">. Repeat on the other side, alternating sides for a minute.</text:span></text:p>
      <text:p text:style-name="P4"><text:span text:style-name="Strong_20_Emphasis"><text:span text:style-name="T1">Extra credit:</text:span></text:span><text:span text:style-name="T2"> Hold a towel taut between your hands. When you </text:span><text:a xlink:type="simple" xlink:href="http://dailyburn.com/life/fitness/never-skip-leg-day/" office:target-frame-name="_blank" xlink:show="new" text:style-name="Internet_20_link" text:visited-style-name="Visited_20_Internet_20_Link"><text:span text:style-name="T3">step back for a lunge</text:span></text:a><text:span text:style-name="T2">, twist your upper body in the opposite direction of your back leg. (Example: Twist to the left when you step back with your right leg.)</text:span></text:p>
      <text:h text:style-name="P8" text:outline-level="3">Squats</text:h>
      <text:p text:style-name="P4"><text:span text:style-name="Strong_20_Emphasis"><text:span text:style-name="T1">Targets:</text:span></text:span><text:span text:style-name="T2"> Glutes, quads, hamstrings</text:span></text:p>
      <text:p text:style-name="P4"><text:span text:style-name="Strong_20_Emphasis"><text:span text:style-name="T1">How to:</text:span></text:span><text:span text:style-name="T2"> Begin with your feet under your hips, legs no wider than your shoulders. Your bodyweight should be in your heels and your arms should be relaxed by your sides </text:span><text:span text:style-name="Strong_20_Emphasis"><text:span text:style-name="T1">(a)</text:span></text:span><text:span text:style-name="T2">. Keeping your chest upright and your shoulder blades pulled back, bend your knees and sink down, making sure your knees do not extend beyond your toes. Your arms should extend straight in front of you. Imagine you are touching your butt to a </text:span><text:a xlink:type="simple" xlink:href="http://dailyburn.com/life/db/fit-in-10-butt-toning-chair-exercises/" office:target-frame-name="_blank" xlink:show="new" text:style-name="Internet_20_link" text:visited-style-name="Visited_20_Internet_20_Link"><text:span text:style-name="T3">chair</text:span></text:a><text:span text:style-name="T2"> </text:span><text:span text:style-name="Strong_20_Emphasis"><text:span text:style-name="T1">(b)</text:span></text:span><text:span text:style-name="T2">. Now, drive through your legs and squeeze your glutes to stand back up, letting your arms come down to your sides again </text:span><text:span text:style-name="Strong_20_Emphasis"><text:span text:style-name="T1">(c)</text:span></text:span><text:span text:style-name="T2">. Repeat for one minute.</text:span></text:p>
      <text:p text:style-name="P4"><text:span text:style-name="Strong_20_Emphasis"><text:span text:style-name="T1">Extra credit:</text:span></text:span><text:span text:style-name="T2"> Hold a towel taut between your hands. As you squat down, bring your arms overhead, so your face is in between </text:span><text:a xlink:type="simple" xlink:href="http://dailyburn.com/life/fitness/news-exercises-prevent-osteoporosis-men-071615/" office:target-frame-name="_blank" xlink:show="new" text:style-name="Internet_20_link" text:visited-style-name="Visited_20_Internet_20_Link"><text:span text:style-name="T3">your biceps</text:span></text:a><text:span text:style-name="T2">. When you drive upwards to stand back up, slowly let your arms come back to your sides.</text:span><text:span text:style-name="Emphasis"><text:span text:style-name="T2"> </text:span></text:span></text:p>
      <text:h text:style-name="P8" text:outline-level="3">Side Lunges</text:h>
      <text:p text:style-name="P4"><text:span text:style-name="Strong_20_Emphasis"><text:span text:style-name="T1">Targets:</text:span></text:span><text:span text:style-name="T2"> Quads, hamstrings, glutes, core</text:span></text:p>
      <text:p text:style-name="P4"><text:soft-page-break/><text:span text:style-name="Strong_20_Emphasis"><text:span text:style-name="T1">How to:</text:span></text:span><text:span text:style-name="T2"> Stand with your feet hip-width apart, hands on your hips </text:span><text:span text:style-name="Strong_20_Emphasis"><text:span text:style-name="T1">(a)</text:span></text:span><text:span text:style-name="T2">. Take a wide step to the left, letting your left foot point diagonally away from you and keeping your right foot planted </text:span><text:span text:style-name="Strong_20_Emphasis"><text:span text:style-name="T1">(b)</text:span></text:span><text:span text:style-name="T2">. Keeping your weight in your heels and your chest lifted upwards, turn your left foot and knee out slightly as you sink down into a </text:span><text:a xlink:type="simple" xlink:href="http://dailyburn.com/life/db/lunges-exercise-run-faster-glutes/" office:target-frame-name="_blank" xlink:show="new" text:style-name="Internet_20_link" text:visited-style-name="Visited_20_Internet_20_Link"><text:span text:style-name="T3">lunge</text:span></text:a><text:span text:style-name="T2">. Make sure your knees do not come over your toes </text:span><text:span text:style-name="Strong_20_Emphasis"><text:span text:style-name="T1">(c)</text:span></text:span><text:span text:style-name="T2">. Next, push off with your left leg, engaging your inner thighs and glutes, and bring the leg back to the neutral starting position </text:span><text:span text:style-name="Strong_20_Emphasis"><text:span text:style-name="T1">(d)</text:span></text:span><text:span text:style-name="T2">. Repeat on the other side, alternating sides for a minute.</text:span></text:p>
      <text:p text:style-name="P4"><text:span text:style-name="Strong_20_Emphasis"><text:span text:style-name="T1">Extra credit:</text:span></text:span><text:span text:style-name="T2"> Want to engage the </text:span><text:a xlink:type="simple" xlink:href="http://dailyburn.com/life/fitness/arm-workout-toning-exercises/" office:target-frame-name="_blank" xlink:show="new" text:style-name="Internet_20_link" text:visited-style-name="Visited_20_Internet_20_Link"><text:span text:style-name="T3">muscles in your arms</text:span></text:a><text:span text:style-name="T2">? Hold a towel taut between your hands, with your arms extended straight upwards. When you step to one side for a lunge, bring your arms down so the towel touches your outer thigh. Bring your arms upwards as you step in.</text:span></text:p>
      <text:h text:style-name="P8" text:outline-level="3">Curtsy Lunges</text:h>
      <text:p text:style-name="P4"><text:span text:style-name="Strong_20_Emphasis"><text:span text:style-name="T1">Targets:</text:span></text:span><text:span text:style-name="T2"> Glutes, quads, inner thighs</text:span></text:p>
      <text:p text:style-name="P4"><text:span text:style-name="Strong_20_Emphasis"><text:span text:style-name="T1">How to:</text:span></text:span><text:span text:style-name="T2"> Stand with your feet hip-width apart, hands on your hips </text:span><text:span text:style-name="Strong_20_Emphasis"><text:span text:style-name="T1">(a)</text:span></text:span><text:span text:style-name="T2">. Shift your weight to your right side and step your left leg behind your right leg so your legs are crossed. If you imagine a clock underneath you, your left toes should be at roughly 4 o’clock </text:span><text:span text:style-name="Strong_20_Emphasis"><text:span text:style-name="T1">(b)</text:span></text:span><text:span text:style-name="T2">. Bend both knees, not letting them come over your toes, and sink into the lunge, keeping your chest upright </text:span><text:span text:style-name="Strong_20_Emphasis"><text:span text:style-name="T1">(c)</text:span></text:span><text:span text:style-name="T2">. Engage your quads and squeeze your glutes as you drive off your left leg, standing up and bringing it back to the starting position </text:span><text:span text:style-name="Strong_20_Emphasis"><text:span text:style-name="T1">(d)</text:span></text:span><text:span text:style-name="T2">. Repeat on the other side, alternating sides for one minute.</text:span></text:p>
      <text:p text:style-name="P4"><text:span text:style-name="Strong_20_Emphasis"><text:span text:style-name="T1">Extra credit:</text:span></text:span><text:span text:style-name="T2"> When standing upright, hold the towel taut in front of your chest. As you step to each side for the curtsy lunge, extend your arms and bring them down so the towel is in front of your shin. Be sure to maintain good </text:span><text:a xlink:type="simple" xlink:href="http://dailyburn.com/life/fitness/tips-running-form/" office:target-frame-name="_blank" xlink:show="new" text:style-name="Internet_20_link" text:visited-style-name="Visited_20_Internet_20_Link"><text:span text:style-name="T3">upper body posture</text:span></text:a><text:span text:style-name="T2">. Once you drive off your back leg, bring your arms and towel back to your chest.</text:span></text:p>
      <text:p text:style-name="Standard"/>
      <text:p text:style-name="P1"/>
      <text:p text:style-name="P1"/>
      <text:p text:style-name="P1"/>
      <text:p text:style-name="P1"><text:soft-page-break/></text:p>
      <text:p text:style-name="P1">For pictures use:</text:p>
      <text:p text:style-name="P1"/>
      <text:p text:style-name="P2">PISTOL SQUAT</text:p>
      <text:p text:style-name="P5"><text:span text:style-name="T4">Stand holding your arms straight out in front of your body at shoulder level, parallel to the floor. Raise your right leg off the floor, and hold it there. </text:span><text:span text:style-name="Strong_20_Emphasis"><text:span text:style-name="T5">(A)</text:span></text:span><text:span text:style-name="T4"> Push your hips back and lower your body as far as you can. </text:span><text:span text:style-name="Strong_20_Emphasis"><text:span text:style-name="T5">(B)</text:span></text:span><text:span text:style-name="T4"> Pause, then push your body back to the starting position.</text:span></text:p>
      <text:p text:style-name="P5"><text:span text:style-name="T4"/></text:p>
      <text:p text:style-name="P2">DUMBBELL SPLIT JUMP</text:p>
      <text:p text:style-name="P5"><text:span text:style-name="T4">Hold a pair of dumbbells at arm's length next to your sides, palms facing each other. Stand in a staggered stance, your left foot in front of your right. From a standing position, lower your body into a split squat. </text:span><text:span text:style-name="Strong_20_Emphasis"><text:span text:style-name="T5">(A)</text:span></text:span><text:span text:style-name="T4"> Quickly switch directions and jump with enough force to propel both feet off the floor. </text:span><text:span text:style-name="Strong_20_Emphasis"><text:span text:style-name="T5">(B)</text:span></text:span><text:span text:style-name="T4"> Repeat, alternating back and forth with each repetition. </text:span><text:span text:style-name="Strong_20_Emphasis"><text:span text:style-name="T5">(C)</text:span></text:span></text:p>
      <text:p text:style-name="P1"/>
      <text:p text:style-name="P2">FARMER'S WALK ON TOES</text:p>
      <text:p text:style-name="P6">Grab a pair of heavy dumbbells and hold them at your sides at arm's length. Raise your heels and walk forward (or in a circle) for 60 seconds.</text:p>
      <text:p text:style-name="P1"/>
      <text:p text:style-name="P2">REVERSE DUMBBELL BOX LUNGE WITH FORWARD REACH</text:p>
      <text:p text:style-name="P5"><text:span text:style-name="T4">Stand on a 6-inch box or step, holding a pair of light dumbbells at your sides. </text:span><text:span text:style-name="Strong_20_Emphasis"><text:span text:style-name="T5">(A)</text:span></text:span><text:span text:style-name="T4"> Step backward into a lunge with your right leg as you lean forward at your hips and reach toward your feet. </text:span><text:span text:style-name="Strong_20_Emphasis"><text:span text:style-name="T5">(B)</text:span></text:span><text:span text:style-name="T4"> Reverse the movement to return to the starting position.</text:span></text:p>
      <text:p text:style-name="P1"/>
      <text:p text:style-name="P2">SINGLE-ARM KETTLEBELL SWING</text:p>
      <text:p text:style-name="P5"><text:span text:style-name="T4">Grab a kettlebell with an overhand grip and hold it in front of your waist at arm's length. (You can also do the exercise two handed, holding the kettlebell with both hands.) Bend at your hips and knees and lower your torso until it forms a 45-degree angle to the floor. Swing the kettlebell between your legs. </text:span><text:span text:style-name="Strong_20_Emphasis"><text:span text:style-name="T5">(A)</text:span></text:span><text:span text:style-name="T4"> Keeping your arm straight, thrust your hips forward, straighten your knees, and swing the kettlebell up to chest level as you rise to standing position. </text:span><text:span text:style-name="Strong_20_Emphasis"><text:span text:style-name="T5">(B)</text:span></text:span><text:span text:style-name="T4"> Now squat back down as you swing the kettlebell between your legs again. Swing the weight back and forth forcefully.</text:span></text:p>
      <text:p text:style-name="P1"/>
      <text:p text:style-name="P2">MARCHING HIP RAISE WITH FEET ON A SWISS BALL</text:p>
      <text:p text:style-name="P5"><text:span text:style-name="T4">Lie faceup on the floor with your knees bent and your feet flat on a Swiss Ball. Raise your hips so your body forms a straight line from your shoulders to your knees. </text:span><text:span text:style-name="Strong_20_Emphasis"><text:span text:style-name="T5">(A)</text:span></text:span><text:span text:style-name="T4"> Lift one knee to your chest </text:span><text:span text:style-name="Strong_20_Emphasis"><text:span text:style-name="T5">(B)</text:span></text:span><text:span text:style-name="T4">, lower back to the start, and lift your other knee to your chest. Continue to alternate back and forth.</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DejaVu Serif', serif"/>
    <style:font-face style:name="Josefin Sans" svg:font-family="'Josefin Sans', serif"/>
    <style:font-face style:name="Verdana" svg:font-family="Verdana, Tahoma, 'DejaVu Sans', sans-serif"/>
    <style:font-face style:name="europa" svg:font-family="europa, pt-sans, 'Lucida Grande', 'Lucida Sans Unicode', 'Lucida Sans', Geneva, Verdana, sans-serif"/>
    <style:font-face style:name="pt-sans" svg:font-family="pt-sans,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8:27:23.070935332</meta:creation-date>
    <dc:date>2017-05-29T18:35:02.404808333</dc:date>
    <meta:editing-duration>PT7M39S</meta:editing-duration>
    <meta:editing-cycles>1</meta:editing-cycles>
    <meta:document-statistic meta:table-count="0" meta:image-count="0" meta:object-count="0" meta:page-count="3" meta:paragraph-count="30" meta:word-count="1012" meta:character-count="5542" meta:non-whitespace-character-count="4559"/>
    <meta:generator>LibreOffice/5.1.6.2$Linux_X86_64 LibreOffice_project/10m0$Build-2</meta:generator>
  </office:meta>
</office:document-meta>
</file>